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shadow="none"/>
      <style:text-properties fo:color="#000000" style:font-name="Helvetica" fo:font-size="11pt" style:font-size-asian="11pt" style:font-size-complex="11pt"/>
    </style:style>
    <style:style style:name="P2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Helvetica" fo:font-size="11pt" style:font-size-asian="11pt" style:font-size-complex="11pt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Helvetica" fo:font-size="11pt" fo:language="fr" fo:country="FR"/>
    </style:style>
    <style:style style:name="P6" style:family="paragraph" style:parent-style-name="Text_20_body">
      <style:paragraph-properties fo:margin-top="0cm" fo:margin-bottom="0cm" style:shadow="none"/>
      <style:text-properties fo:color="#000000" style:font-name="Helvetica" fo:font-size="8pt" fo:language="fr" fo:country="FR" fo:background-color="#ffffff" style:font-size-asian="8pt" style:font-size-complex="8pt"/>
    </style:style>
    <style:style style:name="P7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Helvetica" fo:font-size="11pt" style:font-size-asian="11pt" style:font-size-complex="11pt"/>
    </style:style>
    <style:style style:name="P8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Helvetica" fo:font-size="11pt" fo:language="fr" fo:country="FR" style:font-size-asian="11pt" style:font-size-complex="11pt"/>
    </style:style>
    <style:style style:name="P9" style:family="paragraph" style:parent-style-name="Text_20_body">
      <style:paragraph-properties fo:margin-top="0cm" fo:margin-bottom="0cm"/>
      <style:text-properties fo:color="#000000" style:font-name="Helvetica"/>
    </style:style>
    <style:style style:name="P10" style:family="paragraph" style:parent-style-name="Text_20_body">
      <style:paragraph-properties fo:margin-top="0cm" fo:margin-bottom="0cm"/>
      <style:text-properties fo:color="#000000" style:font-name="Helvetica" fo:font-size="11pt" fo:font-weight="bold"/>
    </style:style>
    <style:style style:name="P11" style:family="paragraph" style:parent-style-name="Text_20_body">
      <style:paragraph-properties fo:margin-top="0cm" fo:margin-bottom="0cm"/>
      <style:text-properties fo:color="#000000" style:font-name="Helvetica" fo:font-size="10pt"/>
    </style:style>
    <style:style style:name="P12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Helvetica" fo:font-size="11pt" style:font-size-asian="11pt" style:font-size-complex="11pt"/>
    </style:style>
    <style:style style:name="P14" style:family="paragraph" style:parent-style-name="Text_20_body" style:master-page-name="">
      <style:paragraph-properties fo:margin-top="0cm" fo:margin-bottom="0cm" fo:keep-together="always" style:page-number="auto" fo:background-color="transparent" style:shadow="none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color="#000000" style:font-name="Helvetica" fo:font-size="8pt" fo:language="fr" fo:country="FR" fo:background-color="#ffffff"/>
    </style:style>
    <style:style style:name="P16" style:family="paragraph" style:parent-style-name="Text_20_body">
      <style:paragraph-properties fo:margin-top="0cm" fo:margin-bottom="0.109cm"/>
      <style:text-properties fo:color="#000000" style:font-name="Helvetica" fo:font-size="9pt"/>
    </style:style>
    <style:style style:name="P17" style:family="paragraph" style:parent-style-name="Text_20_body">
      <style:paragraph-properties fo:margin-top="0cm" fo:margin-bottom="0.109cm"/>
      <style:text-properties fo:color="#000000" style:font-name="Helvetica" fo:font-size="9pt" style:font-size-asian="9pt" style:font-size-complex="9pt"/>
    </style:style>
    <style:style style:name="P18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Helvetica" fo:font-weight="bold"/>
    </style:style>
    <style:style style:name="P19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Helvetica" fo:font-size="11pt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Helvetica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Helvetic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sDecisionRFM#%</text:p>
      <text:p text:style-name="P17">%=LIBELLE_REF=%</text:p>
      <text:p text:style-name="P16">%=GESTIONNAIRE=%</text:p>
      <text:p text:style-name="P16">%=LIBELLE_TEL=%</text:p>
      <text:p text:style-name="P10">%=IS_COPIE=%</text:p>
      <text:p text:style-name="P11">%=NSS=%<text:tab/><text:tab/><text:tab/><text:tab/><text:tab/><text:span text:style-name="T2">%=DATE_ET_LIEU=%</text:span></text:p>
      <text:p text:style-name="P11">%=AYANT_DROIT=%</text:p>
      <text:p text:style-name="P9"/>
      <text:p text:style-name="P18">%=titreDecision=%</text:p>
      <text:p text:style-name="P1"/>
      <text:p text:style-name="P3">%=TITRE=%</text:p>
      <text:p text:style-name="P1"/>
      <text:p text:style-name="P2">%=PARAGRAPHE1=%</text:p>
      <text:p text:style-name="P2"/>
      <text:p text:style-name="P2">%=PARAGRAPHE2=%</text:p>
      <text:p text:style-name="P1"/>
      <text:p text:style-name="P1">%=PARAGRAPHE3=% <text:span text:style-name="T1">%=PARAGRAPHE3_GRAS=%</text:span></text:p>
      <text:p text:style-name="P1"/>
      <text:p text:style-name="P1">%=PARAGRAPHE4=%</text:p>
      <text:p text:style-name="P1"/>
      <text:p text:style-name="P1">%#include tabCalculDecisionRegimeOctroiRFM#%</text:p>
      <text:p text:style-name="P1"/>
      <text:p text:style-name="P12">%=remLineWhenBlank(PARAGRAPHE5,1)=%</text:p>
      <text:p text:style-name="P7"/>
      <text:p text:style-name="P7">%#include tabDecompteDecisionRegimeOctroiRFM#%</text:p>
      <text:p text:style-name="P14">%=PARAGRAPHE6=%</text:p>
      <text:p text:style-name="P1"/>
      <text:p text:style-name="P1">%#include tabVersementDecisionRegimeOctroiRFM#%</text:p>
      <text:p text:style-name="P1"/>
      <text:p text:style-name="P4">%=PARAGRAPHE7_TITRE=%</text:p>
      <text:p text:style-name="P1">%=PARAGRAPHE7_TEXTE=%</text:p>
      <text:p text:style-name="P1"/>
      <text:p text:style-name="P1">%=PARAGRAPHE8=%</text:p>
      <text:p text:style-name="P1"/>
      <text:p text:style-name="P1">%=PARAGRAPHE9=%</text:p>
      <text:p text:style-name="P1"/>
      <text:p text:style-name="P13">%=SALUTATIONS=%</text:p>
      <text:p text:style-name="P8"/>
      <text:p text:style-name="P8"><text:tab/><text:tab/><text:tab/><text:tab/><text:tab/><text:tab/><text:tab/><text:tab/><text:tab/>%#include signatureRFM#%</text:p>
      <text:p text:style-name="P19"/>
      <text:p text:style-name="P20"/>
      <text:p text:style-name="P21"><text:span text:style-name="T1">%=pushToEnd()=%%=PARAGRAPHE11_TITRE=% </text:span>%=PARAGRAPHE11_TEXTE=%</text:p>
      <text:p text:style-name="P5"/>
      <text:p text:style-name="P6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5-11-23T13:13:20.45</dc:date>
    <meta:editing-cycles>36</meta:editing-cycles>
    <meta:editing-duration>PT7H44M59S</meta:editing-duration>
    <meta:document-statistic meta:table-count="0" meta:image-count="0" meta:object-count="0" meta:page-count="1" meta:paragraph-count="26" meta:word-count="35" meta:character-count="638"/>
    <dc:creator>lga </dc:creator>
    <meta:user-defined meta:name="Info 1"/>
    <meta:user-defined meta:name="Info 2"/>
    <meta:user-defined meta:name="Info 3"/>
    <meta:user-defined meta:name="Info 4"/>
  </office:meta>
</office:document-meta>
</file>